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Helvetica Neue', Roboto, Helvetica, Arial, sans-serif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8ee" officeooo:paragraph-rsid="001658ee"/>
    </style:style>
    <style:style style:name="P2" style:family="paragraph" style:parent-style-name="Standard">
      <style:text-properties officeooo:rsid="00182ebd" officeooo:paragraph-rsid="00182ebd"/>
    </style:style>
    <style:style style:name="P3" style:family="paragraph" style:parent-style-name="Standard">
      <style:text-properties officeooo:paragraph-rsid="00182ebd"/>
    </style:style>
    <style:style style:name="T1" style:family="text">
      <style:text-properties officeooo:rsid="001658ee"/>
    </style:style>
    <style:style style:name="T2" style:family="text">
      <style:text-properties officeooo:rsid="00182ebd"/>
    </style:style>
    <style:style style:name="T3" style:family="text">
      <style:text-properties officeooo:rsid="00185cad"/>
    </style:style>
    <style:style style:name="T4" style:family="text">
      <style:text-properties officeooo:rsid="001a527e"/>
    </style:style>
    <style:style style:name="T5" style:family="text">
      <style:text-properties officeooo:rsid="001bef7d"/>
    </style:style>
    <style:style style:name="T6" style:family="text">
      <style:text-properties officeooo:rsid="001c991c"/>
    </style:style>
    <style:style style:name="T7" style:family="text">
      <style:text-properties officeooo:rsid="001df497"/>
    </style:style>
    <style:style style:name="T8" style:family="text">
      <style:text-properties officeooo:rsid="00219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 you ever dream to host your own social network? to manage you own cloud? to share content with friends?</text:p>
      <text:p text:style-name="P3"/>
      <text:p text:style-name="P3">Hi <text:s/>my name Is Dave <text:span text:style-name="T8">Curtis</text:span>... let me introduce you Globular.</text:p>
      <text:p text:style-name="P3"/>
      <text:p text:style-name="P3">Globular is a platform to create your own Cloud. To do so, You don’t need to be an IT specialist or a programmer... By following a couple simple steps, <text:s/>you can configure your computer to share content with the rest of the world.</text:p>
      <text:p text:style-name="P3"/>
      <text:p text:style-name="P3">In other hand, if you are a programmer or an IT specialist, Globular will help you to create powerful applications and also host it by yoursel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Helvetica Neue', Roboto, Helvetica, Arial, sans-serif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9:43:24.919750651</meta:creation-date>
    <dc:date>2022-01-06T22:40:36.353489622</dc:date>
    <meta:editing-duration>PT1H16M2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00" meta:character-count="539" meta:non-whitespace-character-count="441"/>
  </office:meta>
</office:document-meta>
</file>